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38cm"/>
    </style:style>
    <style:style style:name="gr6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0000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color="#0000ff" fo:font-size="9pt" style:font-size-asian="9pt" style:font-size-complex="9pt"/>
    </style:style>
    <style:style style:name="P5" style:family="paragraph">
      <style:paragraph-properties fo:text-align="center"/>
      <style:text-properties fo:color="#808080" fo:font-size="12pt" style:font-size-asian="12pt" style:font-size-complex="12pt"/>
    </style:style>
    <style:style style:name="P6" style:family="paragraph">
      <style:paragraph-properties fo:text-align="center"/>
      <style:text-properties fo:color="#000000" fo:font-size="12pt" style:font-size-asian="12pt" style:font-size-complex="12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ff" fo:font-size="9pt" style:font-size-asian="9pt" style:font-size-complex="9pt"/>
    </style:style>
    <style:style style:name="T4" style:family="text">
      <style:text-properties fo:color="#808080"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3cm" svg:height="0.373cm" draw:transform="rotate (-1.57079632679579) translate (10.678cm 3.8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3cm" svg:height="0.373cm" draw:transform="rotate (-1.57079632679579) translate (7.677cm 3.4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73cm" svg:height="0.373cm" draw:transform="rotate (-1.57079632679579) translate (4.876cm 3.7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703cm" svg:y1="3.882cm" svg:x2="7.701cm" svg:y2="3.882cm">
          <text:p/>
        </draw:line>
        <draw:custom-shape draw:style-name="gr1" draw:text-style-name="P1" draw:layer="layout" svg:width="0.373cm" svg:height="0.373cm" draw:transform="rotate (-1.57079632679579) translate (16.378cm 3.4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524cm" svg:y1="3.644cm" svg:x2="10.522cm" svg:y2="3.644cm">
          <text:p/>
        </draw:line>
        <draw:line draw:style-name="gr3" draw:text-style-name="P1" draw:layer="layout" svg:x1="10.505cm" svg:y1="3.984cm" svg:x2="13.503cm" svg:y2="3.984cm">
          <text:p/>
        </draw:line>
        <draw:line draw:style-name="gr3" draw:text-style-name="P1" draw:layer="layout" svg:x1="13.483cm" svg:y1="3.978cm" svg:x2="16.481cm" svg:y2="3.978cm">
          <text:p/>
        </draw:line>
        <draw:frame draw:style-name="gr4" draw:text-style-name="P2" draw:layer="layout" svg:width="2.157cm" svg:height="1.199cm" svg:x="2.626cm" svg:y="2.98cm">
          <draw:text-box>
            <text:p text:style-name="P1"><text:span text:style-name="T1">red point</text:span></text:p>
            <text:p text:style-name="P1"><text:span text:style-name="T1">(start)</text:span></text:p>
          </draw:text-box>
        </draw:frame>
        <draw:frame draw:style-name="gr5" draw:text-style-name="P3" draw:layer="layout" svg:width="2.999cm" svg:height="0.607cm" svg:x="4.723cm" svg:y="3.787cm">
          <draw:text-box>
            <text:p text:style-name="P1"><text:span text:style-name="T2">average spacing</text:span></text:p>
          </draw:text-box>
        </draw:frame>
        <draw:frame draw:style-name="gr5" draw:text-style-name="P4" draw:layer="layout" svg:width="3.88cm" svg:height="0.963cm" svg:x="5.768cm" svg:y="1.868cm">
          <draw:text-box>
            <text:p text:style-name="P1"><text:span text:style-name="T3">search window around estimated position</text:span></text:p>
          </draw:text-box>
        </draw:frame>
        <draw:frame draw:style-name="gr4" draw:text-style-name="P5" draw:layer="layout" svg:width="2.53cm" svg:height="0.725cm" svg:x="6.453cm" svg:y="4.881cm">
          <draw:text-box>
            <text:p text:style-name="P1"><text:span text:style-name="T4">white point</text:span></text:p>
          </draw:text-box>
        </draw:frame>
        <draw:frame draw:style-name="gr4" draw:text-style-name="P6" draw:layer="layout" svg:width="2.979cm" svg:height="0.725cm" svg:x="11.976cm" svg:y="5.039cm">
          <draw:text-box>
            <text:p text:style-name="P1"><text:span text:style-name="T5">missing point</text:span></text:p>
          </draw:text-box>
        </draw:frame>
        <draw:line draw:style-name="gr6" draw:text-style-name="P1" draw:layer="layout" svg:x1="16.227cm" svg:y1="3.606cm" svg:x2="18.246cm" svg:y2="3.607cm">
          <text:p/>
        </draw:line>
        <draw:frame draw:style-name="gr5" draw:text-style-name="P3" draw:layer="layout" svg:width="3.899cm" svg:height="0.963cm" svg:x="11.62cm" svg:y="5.513cm">
          <draw:text-box>
            <text:p text:style-name="P1"><text:span text:style-name="T2">use estimated position for next estimate</text:span></text:p>
          </draw:text-box>
        </draw:frame>
        <draw:frame draw:style-name="gr4" draw:text-style-name="P5" draw:layer="layout" svg:width="2.53cm" svg:height="0.725cm" svg:x="9.197cm" svg:y="4.569cm">
          <draw:text-box>
            <text:p text:style-name="P1"><text:span text:style-name="T4">white point</text:span></text:p>
          </draw:text-box>
        </draw:frame>
        <draw:frame draw:style-name="gr4" draw:text-style-name="P5" draw:layer="layout" svg:width="2.53cm" svg:height="0.725cm" svg:x="15.234cm" svg:y="4.961cm">
          <draw:text-box>
            <text:p text:style-name="P1"><text:span text:style-name="T4">white point</text:span></text:p>
          </draw:text-box>
        </draw:frame>
        <draw:frame draw:style-name="gr5" draw:text-style-name="P3" draw:layer="layout" svg:width="3.057cm" svg:height="0.963cm" svg:x="6.22cm" svg:y="5.296cm">
          <draw:text-box>
            <text:p text:style-name="P1"><text:span text:style-name="T2">use point position</text:span></text:p>
            <text:p text:style-name="P1"><text:span text:style-name="T2">for next estimate</text:span></text:p>
          </draw:text-box>
        </draw:frame>
        <draw:frame draw:style-name="gr4" draw:text-style-name="P7" draw:layer="layout" svg:width="1.319cm" svg:height="0.607cm" svg:x="4.505cm" svg:y="3.197cm">
          <draw:text-box>
            <text:p><text:span text:style-name="T2">&lt;0,0&gt;</text:span></text:p>
          </draw:text-box>
        </draw:frame>
        <draw:frame draw:style-name="gr4" draw:text-style-name="P7" draw:layer="layout" svg:width="1.319cm" svg:height="0.607cm" svg:x="7.111cm" svg:y="2.945cm">
          <draw:text-box>
            <text:p><text:span text:style-name="T2">&lt;1,0&gt;</text:span></text:p>
          </draw:text-box>
        </draw:frame>
        <draw:frame draw:style-name="gr4" draw:text-style-name="P7" draw:layer="layout" svg:width="1.319cm" svg:height="0.607cm" svg:x="9.852cm" svg:y="4.081cm">
          <draw:text-box>
            <text:p><text:span text:style-name="T2">&lt;2,0&gt;</text:span></text:p>
          </draw:text-box>
        </draw:frame>
        <draw:frame draw:style-name="gr4" draw:text-style-name="P7" draw:layer="layout" svg:width="1.319cm" svg:height="0.607cm" svg:x="15.889cm" svg:y="2.962cm">
          <draw:text-box>
            <text:p><text:span text:style-name="T2">&lt;4,0&gt;</text:span></text:p>
          </draw:text-box>
        </draw:frame>
        <draw:custom-shape draw:style-name="gr7" draw:text-style-name="P1" draw:layer="layout" svg:width="1.914cm" svg:height="1.914cm" svg:x="6.724cm" svg:y="2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914cm" svg:height="1.914cm" svg:x="9.524cm" svg:y="2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914cm" svg:height="1.914cm" svg:x="12.424cm" svg:y="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914cm" svg:height="1.914cm" svg:x="15.524cm" svg:y="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an Olzem</meta:initial-creator>
    <meta:creation-date>2011-04-06T11:39:52</meta:creation-date>
    <dc:date>2011-04-08T14:01:26</dc:date>
    <dc:creator>Jan Olzem</dc:creator>
    <meta:editing-duration>PT01H02M59S</meta:editing-duration>
    <meta:editing-cycles>4</meta:editing-cycles>
    <meta:generator>OpenOffice.org/3.0$Unix OpenOffice.org_project/300m21$Build-9319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